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90.77mm"/>
    </style:style>
    <style:style style:name="co3" style:family="table-column">
      <style:table-column-properties fo:break-before="auto" style:column-width="109.82mm"/>
    </style:style>
    <style:style style:name="co4" style:family="table-column">
      <style:table-column-properties fo:break-before="auto" style:column-width="101.65mm"/>
    </style:style>
    <style:style style:name="co5" style:family="table-column">
      <style:table-column-properties fo:break-before="auto" style:column-width="185.46mm"/>
    </style:style>
    <style:style style:name="co6" style:family="table-column">
      <style:table-column-properties fo:break-before="auto" style:column-width="13.9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D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on/fpgatx2/pcb/openxcvr/RADIO.sch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 08 Feb 2020 12:43:18 GMT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99.0-unknown-1727687~86~ubuntu18.04.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way 2 row header (pmod)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<text:a xlink:href="https://uk.rs-online.com/web/p/pcb-headers/7457052/" xlink:type="simple">https://uk.rs-online.com/web/p/pcb-headers/7457052/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ns for max1000</text:p>
          </table:table-cell>
          <table:table-cell office:value-type="float" office:value="0.372" calcext:value-type="float">
            <text:p>0.372</text:p>
          </table:table-cell>
          <table:table-cell office:value-type="string" calcext:value-type="string">
            <text:p><text:a xlink:href="https://uk.rs-online.com/web/p/pcb-headers/6813007/" xlink:type="simple">https://uk.rs-online.com/web/p/pcb-headers/6813007/</text:a>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<text:a xlink:href="https://uk.rs-online.com/web/p/mlccs-multilayer-ceramic-capacitors/1358614/" xlink:type="simple">https://uk.rs-online.com/web/p/mlccs-multilayer-ceramic-capacitors/1358614/</text:a>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<text:a xlink:href="https://uk.rs-online.com/web/p/mlccs-multilayer-ceramic-capacitors/1358614/" xlink:type="simple">https://uk.rs-online.com/web/p/mlccs-multilayer-ceramic-capacitors/1358614/</text:a>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<text:a xlink:href="https://uk.rs-online.com/web/p/mlccs-multilayer-ceramic-capacitors/1358614/" xlink:type="simple">https://uk.rs-online.com/web/p/mlccs-multilayer-ceramic-capacitors/1358614/</text:a>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<text:a xlink:href="https://uk.rs-online.com/web/p/mlccs-multilayer-ceramic-capacitors/1358614/" xlink:type="simple">https://uk.rs-online.com/web/p/mlccs-multilayer-ceramic-capacitors/1358614/</text:a>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<text:a xlink:href="https://uk.rs-online.com/web/p/mlccs-multilayer-ceramic-capacitors/1358614/" xlink:type="simple">https://uk.rs-online.com/web/p/mlccs-multilayer-ceramic-capacitors/1358614/</text:a>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<text:a xlink:href="https://uk.rs-online.com/web/p/mlccs-multilayer-ceramic-capacitors/1358614/" xlink:type="simple">https://uk.rs-online.com/web/p/mlccs-multilayer-ceramic-capacitors/1358614/</text:a>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<text:a xlink:href="https://uk.rs-online.com/web/p/mlccs-multilayer-ceramic-capacitors/0391303/" xlink:type="simple">https://uk.rs-online.com/web/p/mlccs-multilayer-ceramic-capacitors/0391303/</text:a>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<text:a xlink:href="https://uk.rs-online.com/web/p/mlccs-multilayer-ceramic-capacitors/0391303/" xlink:type="simple">https://uk.rs-online.com/web/p/mlccs-multilayer-ceramic-capacitors/0391303/</text:a>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Tantalum_SMD:CP_EIA-7343-31_Kemet-D</text:p>
          </table:table-cell>
          <table:table-cell office:value-type="float" office:value="0.562" calcext:value-type="float">
            <text:p>0.562</text:p>
          </table:table-cell>
          <table:table-cell office:value-type="string" calcext:value-type="string">
            <text:p><text:a xlink:href="https://uk.rs-online.com/web/p/tantalum-capacitors/5382593/" xlink:type="simple">https://uk.rs-online.com/web/p/tantalum-capacitors/5382593/</text:a>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<text:a xlink:href="https://uk.rs-online.com/web/p/mlccs-multilayer-ceramic-capacitors/1358614/" xlink:type="simple">https://uk.rs-online.com/web/p/mlccs-multilayer-ceramic-capacitors/1358614/</text:a></text:p>
          </table:table-cell>
          <table:table-cell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<text:a xlink:href="https://uk.rs-online.com/web/p/mlccs-multilayer-ceramic-capacitors/1358614/" xlink:type="simple">https://uk.rs-online.com/web/p/mlccs-multilayer-ceramic-capacitors/1358614/</text:a></text:p>
          </table:table-cell>
          <table:table-cell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antalum_SMD:CP_EIA-3216-18_Kemet-A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<text:a xlink:href="https://uk.rs-online.com/web/p/tantalum-capacitors/5382278/" xlink:type="simple">https://uk.rs-online.com/web/p/tantalum-capacitors/5382278/</text:a></text:p>
          </table:table-cell>
          <table:table-cell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antalum_SMD:CP_EIA-3216-18_Kemet-A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<text:a xlink:href="https://uk.rs-online.com/web/p/tantalum-capacitors/5382278/" xlink:type="simple">https://uk.rs-online.com/web/p/tantalum-capacitors/5382278/</text:a></text:p>
          </table:table-cell>
          <table:table-cell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antalum_SMD:CP_EIA-3216-18_Kemet-A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<text:a xlink:href="https://uk.rs-online.com/web/p/tantalum-capacitors/5382278/" xlink:type="simple">https://uk.rs-online.com/web/p/tantalum-capacitors/5382278/</text:a></text:p>
          </table:table-cell>
          <table:table-cell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antalum_SMD:CP_EIA-3216-18_Kemet-A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<text:a xlink:href="https://uk.rs-online.com/web/p/tantalum-capacitors/5382278/" xlink:type="simple">https://uk.rs-online.com/web/p/tantalum-capacitors/5382278/</text:a></text:p>
          </table:table-cell>
          <table:table-cell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390p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a xlink:href="https://www.digikey.co.uk/product-detail/en/kemet/C0805C391J5GACTU/399-1132-1-ND/411407" xlink:type="simple">https://www.digikey.co.uk/product-detail/en/kemet/C0805C391J5GACTU/399-1132-1-ND/411407</text:a></text:p>
          </table:table-cell>
          <table:table-cell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820p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<text:a xlink:href="https://www.digikey.co.uk/product-detail/en/kemet/C0805C821J5GACTU/399-8119-1-ND/3471842" xlink:type="simple">https://www.digikey.co.uk/product-detail/en/kemet/C0805C821J5GACTU/399-8119-1-ND/3471842</text:a></text:p>
          </table:table-cell>
          <table:table-cell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n6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a xlink:href="https://www.digikey.co.uk/product-detail/en/kemet/C0805C162J5GAC7800/399-15458-1-ND/7386856" xlink:type="simple">https://www.digikey.co.uk/product-detail/en/kemet/C0805C162J5GAC7800/399-15458-1-ND/7386856</text:a></text:p>
          </table:table-cell>
          <table:table-cell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3n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a xlink:href="https://www.digikey.co.uk/product-detail/en/kemet/C0805C302J5GAC7800/399-15039-1-ND/7382588" xlink:type="simple">https://www.digikey.co.uk/product-detail/en/kemet/C0805C302J5GAC7800/399-15039-1-ND/7382588</text:a></text:p>
          </table:table-cell>
          <table:table-cell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a xlink:href="https://www.digikey.co.uk/product-detail/en/kemet/C0805C101J5GACTU/399-1122-1-ND/411397" xlink:type="simple">https://www.digikey.co.uk/product-detail/en/kemet/C0805C101J5GACTU/399-1122-1-ND/411397</text:a></text:p>
          </table:table-cell>
          <table:table-cell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200p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a xlink:href="https://www.digikey.co.uk/product-detail/en/kemet/C0805C201J5GAC7800/399-15466-1-ND/7386864" xlink:type="simple">https://www.digikey.co.uk/product-detail/en/kemet/C0805C201J5GAC7800/399-15466-1-ND/7386864</text:a></text:p>
          </table:table-cell>
          <table:table-cell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390p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a xlink:href="https://www.digikey.co.uk/product-detail/en/kemet/C0805C391J5GACTU/399-1132-1-ND/411407" xlink:type="simple">https://www.digikey.co.uk/product-detail/en/kemet/C0805C391J5GACTU/399-1132-1-ND/411407</text:a></text:p>
          </table:table-cell>
          <table:table-cell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.uk/product-detail/en/kemet/C0805C102J5GACTU/399-1136-1-ND/411411" xlink:type="simple">https://www.digikey.co.uk/product-detail/en/kemet/C0805C102J5GACTU/399-1136-1-ND/411411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www.digikey.co.uk/product-detail/en/kemet/C0805C391J5GACTU/399-1132-1-ND/411407" xlink:type="simple">https://www.digikey.co.uk/product-detail/en/kemet/C0805C391J5GACTU/399-1132-1-ND/411407</text:a></text:p>
          </table:table-cell>
          <table:table-cell office:value-type="string" calcext:value-type="string">
            <text:p>390p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a xlink:href="https://www.digikey.co.uk/product-detail/en/kemet/C0805C391J5GACTU/399-1132-1-ND/411407" xlink:type="simple">https://www.digikey.co.uk/product-detail/en/kemet/C0805C391J5GACTU/399-1132-1-ND/411407</text:a></text:p>
          </table:table-cell>
          <table:table-cell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820p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<text:a xlink:href="https://www.digikey.co.uk/product-detail/en/kemet/C0805C821J5GACTU/399-8119-1-ND/3471842" xlink:type="simple">https://www.digikey.co.uk/product-detail/en/kemet/C0805C821J5GACTU/399-8119-1-ND/3471842</text:a></text:p>
          </table:table-cell>
          <table:table-cell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1n6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a xlink:href="https://www.digikey.co.uk/product-detail/en/kemet/C0805C162J5GAC7800/399-15458-1-ND/7386856" xlink:type="simple">https://www.digikey.co.uk/product-detail/en/kemet/C0805C162J5GAC7800/399-15458-1-ND/7386856</text:a></text:p>
          </table:table-cell>
          <table:table-cell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3n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a xlink:href="https://www.digikey.co.uk/product-detail/en/kemet/C0805C302J5GAC7800/399-15039-1-ND/7382588" xlink:type="simple">https://www.digikey.co.uk/product-detail/en/kemet/C0805C302J5GAC7800/399-15039-1-ND/7382588</text:a></text:p>
          </table:table-cell>
          <table:table-cell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/>
        </table:table-row>
        <table:table-row table:style-name="ro1" table:number-rows-repeated="4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I_CONNECTOR</text:p>
          </table:table-cell>
          <table:table-cell office:value-type="string" calcext:value-type="string">
            <text:p>Connector_IDC:IDC-Header_2x10_P2.54mm_Vertical</text:p>
          </table:table-cell>
          <table:table-cell/>
          <table:table-cell office:value-type="string" calcext:value-type="string">
            <text:p><text:a xlink:href="https://uk.rs-online.com/web/p/pcb-headers/2518294/" xlink:type="simple">https://uk.rs-online.com/web/p/pcb-headers/2518294/</text:a>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A_CONNECTOR</text:p>
          </table:table-cell>
          <table:table-cell office:value-type="string" calcext:value-type="string">
            <text:p>Connector_IDC:IDC-Header_2x05_P2.54mm_Vertical</text:p>
          </table:table-cell>
          <table:table-cell/>
          <table:table-cell office:value-type="string" calcext:value-type="string">
            <text:p><text:a xlink:href="https://uk.rs-online.com/web/p/pcb-headers/2518143/" xlink:type="simple">https://uk.rs-online.com/web/p/pcb-headers/2518143/</text:a>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GPS_CONNECTOR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  <table:table-cell office:value-type="string" calcext:value-type="string">
            <text:p><text:a xlink:href="https://uk.rs-online.com/web/p/pcb-headers/2518086/" xlink:type="simple">https://uk.rs-online.com/web/p/pcb-headers/2518086/</text:a>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TEST_SIGNAL_CONNECTOR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  <table:table-cell office:value-type="string" calcext:value-type="string">
            <text:p><text:a xlink:href="https://uk.rs-online.com/web/p/pcb-headers/2518086/" xlink:type="simple">https://uk.rs-online.com/web/p/pcb-headers/2518086/</text:a>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Inductor_SMD:L_TDK_NLV32_3.2x2.5mm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a xlink:href="https://www.digikey.co.uk/product-detail/en/tdk-corporation/NLV32T-R10J-EF/445-16614-1-ND/4766615" xlink:type="simple">https://www.digikey.co.uk/product-detail/en/tdk-corporation/NLV32T-R10J-EF/445-16614-1-ND/4766615</text:a>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Inductor_SMD:L_TDK_NLV32_3.2x2.5mm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a xlink:href="https://www.digikey.co.uk/product-detail/en/tdk-corporation/NLV32T-R22J-EF/445-16622-1-ND/4766619" xlink:type="simple">https://www.digikey.co.uk/product-detail/en/tdk-corporation/NLV32T-R22J-EF/445-16622-1-ND/4766619</text:a>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Inductor_SMD:L_TDK_NLV32_3.2x2.5mm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a xlink:href="https://www.digikey.co.uk/product-detail/en/tdk-corporation/NLV32T-R47J-EF/445-16630-1-ND/4766623" xlink:type="simple">https://www.digikey.co.uk/product-detail/en/tdk-corporation/NLV32T-R47J-EF/445-16630-1-ND/4766623</text:a></text:p>
          </table:table-cell>
          <table:table-cell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nductor_SMD:L_TDK_NLV32_3.2x2.5mm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a xlink:href="https://www.digikey.co.uk/product-detail/en/tdk-corporation/NLV32T-1R0J-EF/445-16564-1-ND/4766590" xlink:type="simple">https://www.digikey.co.uk/product-detail/en/tdk-corporation/NLV32T-1R0J-EF/445-16564-1-ND/4766590</text:a></text:p>
          </table:table-cell>
          <table:table-cell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Inductor_SMD:L_TDK_NLV32_3.2x2.5mm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a xlink:href="https://www.digikey.co.uk/product-detail/en/tdk-corporation/NLV32T-R47J-EF/445-16630-1-ND/4766623" xlink:type="simple">https://www.digikey.co.uk/product-detail/en/tdk-corporation/NLV32T-R47J-EF/445-16630-1-ND/4766623</text:a></text:p>
          </table:table-cell>
          <table:table-cell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nductor_SMD:L_TDK_NLV32_3.2x2.5mm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a xlink:href="https://www.digikey.co.uk/product-detail/en/tdk-corporation/NLV32T-1R0J-EF/445-16564-1-ND/4766590" xlink:type="simple">https://www.digikey.co.uk/product-detail/en/tdk-corporation/NLV32T-1R0J-EF/445-16564-1-ND/4766590</text:a></text:p>
          </table:table-cell>
          <table:table-cell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Inductor_SMD:L_TDK_NLV32_3.2x2.5mm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a xlink:href="https://www.digikey.co.uk/product-detail/en/tdk-corporation/NLV32T-2R2J-EF/445-16580-1-ND/4766598" xlink:type="simple">https://www.digikey.co.uk/product-detail/en/tdk-corporation/NLV32T-2R2J-EF/445-16580-1-ND/4766598</text:a></text:p>
          </table:table-cell>
          <table:table-cell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3u3</text:p>
          </table:table-cell>
          <table:table-cell office:value-type="string" calcext:value-type="string">
            <text:p>Inductor_SMD:L_TDK_NLV32_3.2x2.5mm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a xlink:href="https://www.digikey.co.uk/product-detail/en/tdk-corporation/NLV32T-3R3J-EF/445-16592-1-ND/4766604" xlink:type="simple">https://www.digikey.co.uk/product-detail/en/tdk-corporation/NLV32T-3R3J-EF/445-16592-1-ND/4766604</text:a></text:p>
          </table:table-cell>
          <table:table-cell/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Inductor_SMD:L_TDK_NLV32_3.2x2.5mm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a xlink:href="https://www.digikey.co.uk/product-detail/en/tdk-corporation/NLV32T-R10J-EF/445-16614-1-ND/4766615" xlink:type="simple">https://www.digikey.co.uk/product-detail/en/tdk-corporation/NLV32T-R10J-EF/445-16614-1-ND/4766615</text:a></text:p>
          </table:table-cell>
          <table:table-cell/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Inductor_SMD:L_TDK_NLV32_3.2x2.5mm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a xlink:href="https://www.digikey.co.uk/product-detail/en/tdk-corporation/NLV32T-R22J-EF/445-16622-1-ND/4766619" xlink:type="simple">https://www.digikey.co.uk/product-detail/en/tdk-corporation/NLV32T-R22J-EF/445-16622-1-ND/4766619</text:a></text:p>
          </table:table-cell>
          <table:table-cell/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Inductor_SMD:L_TDK_NLV32_3.2x2.5mm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a xlink:href="https://www.digikey.co.uk/product-detail/en/tdk-corporation/NLV32T-R47J-EF/445-16630-1-ND/4766623" xlink:type="simple">https://www.digikey.co.uk/product-detail/en/tdk-corporation/NLV32T-R47J-EF/445-16630-1-ND/4766623</text:a></text:p>
          </table:table-cell>
          <table:table-cell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nductor_SMD:L_TDK_NLV32_3.2x2.5mm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a xlink:href="https://www.digikey.co.uk/product-detail/en/tdk-corporation/NLV32T-1R0J-EF/445-16564-1-ND/4766590" xlink:type="simple">https://www.digikey.co.uk/product-detail/en/tdk-corporation/NLV32T-1R0J-EF/445-16564-1-ND/4766590</text:a>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82R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<text:a xlink:href="https://uk.rs-online.com/web/p/surface-mount-fixed-resistors/7409057/" xlink:type="simple">https://uk.rs-online.com/web/p/surface-mount-fixed-resistors/7409057/</text:a>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a xlink:href="https://uk.rs-online.com/web/p/surface-mount-fixed-resistors/1251189/" xlink:type="simple">https://uk.rs-online.com/web/p/surface-mount-fixed-resistors/1251189/</text:a>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a xlink:href="https://uk.rs-online.com/web/p/surface-mount-fixed-resistors/1251189/" xlink:type="simple">https://uk.rs-online.com/web/p/surface-mount-fixed-resistors/1251189/</text:a>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a xlink:href="https://uk.rs-online.com/web/p/surface-mount-fixed-resistors/1251189/" xlink:type="simple">https://uk.rs-online.com/web/p/surface-mount-fixed-resistors/1251189/</text:a>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a xlink:href="https://uk.rs-online.com/web/p/surface-mount-fixed-resistors/1251189/" xlink:type="simple">https://uk.rs-online.com/web/p/surface-mount-fixed-resistors/1251189/</text:a>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a xlink:href="https://uk.rs-online.com/web/p/surface-mount-fixed-resistors/1251189/" xlink:type="simple">https://uk.rs-online.com/web/p/surface-mount-fixed-resistors/1251189/</text:a>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surface-mount-fixed-resistors/2230310/" xlink:type="simple">https://uk.rs-online.com/web/p/surface-mount-fixed-resistors/2230310/</text:a>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surface-mount-fixed-resistors/2230310/" xlink:type="simple">https://uk.rs-online.com/web/p/surface-mount-fixed-resistors/2230310/</text:a>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a xlink:href="https://uk.rs-online.com/web/p/surface-mount-fixed-resistors/2230477/" xlink:type="simple">https://uk.rs-online.com/web/p/surface-mount-fixed-resistors/2230477/</text:a>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a xlink:href="https://uk.rs-online.com/web/p/surface-mount-fixed-resistors/2230477/" xlink:type="simple">https://uk.rs-online.com/web/p/surface-mount-fixed-resistors/2230477/</text:a>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a xlink:href="https://uk.rs-online.com/web/p/surface-mount-fixed-resistors/2230477/" xlink:type="simple">https://uk.rs-online.com/web/p/surface-mount-fixed-resistors/2230477/</text:a>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a xlink:href="https://uk.rs-online.com/web/p/surface-mount-fixed-resistors/2230477/" xlink:type="simple">https://uk.rs-online.com/web/p/surface-mount-fixed-resistors/2230477/</text:a>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a xlink:href="https://uk.rs-online.com/web/p/surface-mount-fixed-resistors/2230477/" xlink:type="simple">https://uk.rs-online.com/web/p/surface-mount-fixed-resistors/2230477/</text:a>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a xlink:href="https://uk.rs-online.com/web/p/surface-mount-fixed-resistors/2230477/" xlink:type="simple">https://uk.rs-online.com/web/p/surface-mount-fixed-resistors/2230477/</text:a>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a xlink:href="https://uk.rs-online.com/web/p/surface-mount-fixed-resistors/2230477/" xlink:type="simple">https://uk.rs-online.com/web/p/surface-mount-fixed-resistors/2230477/</text:a>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a xlink:href="https://uk.rs-online.com/web/p/surface-mount-fixed-resistors/2230477/" xlink:type="simple">https://uk.rs-online.com/web/p/surface-mount-fixed-resistors/2230477/</text:a>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a xlink:href="https://uk.rs-online.com/web/p/surface-mount-fixed-resistors/2230477/" xlink:type="simple">https://uk.rs-online.com/web/p/surface-mount-fixed-resistors/2230477/</text:a>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a xlink:href="https://uk.rs-online.com/web/p/surface-mount-fixed-resistors/2230477/" xlink:type="simple">https://uk.rs-online.com/web/p/surface-mount-fixed-resistors/2230477/</text:a>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a xlink:href="https://uk.rs-online.com/web/p/surface-mount-fixed-resistors/2230477/" xlink:type="simple">https://uk.rs-online.com/web/p/surface-mount-fixed-resistors/2230477/</text:a>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a xlink:href="https://uk.rs-online.com/web/p/surface-mount-fixed-resistors/2230477/" xlink:type="simple">https://uk.rs-online.com/web/p/surface-mount-fixed-resistors/2230477/</text:a>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a xlink:href="https://uk.rs-online.com/web/p/surface-mount-fixed-resistors/1251189/" xlink:type="simple">https://uk.rs-online.com/web/p/surface-mount-fixed-resistors/1251189/</text:a>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<text:a xlink:href="https://uk.rs-online.com/web/p/surface-mount-fixed-resistors/2230427/" xlink:type="simple">https://uk.rs-online.com/web/p/surface-mount-fixed-resistors/2230427/</text:a>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a xlink:href="https://uk.rs-online.com/web/p/surface-mount-fixed-resistors/1251189/" xlink:type="simple">https://uk.rs-online.com/web/p/surface-mount-fixed-resistors/1251189/</text:a>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<text:a xlink:href="https://uk.rs-online.com/web/p/surface-mount-fixed-resistors/2230691/" xlink:type="simple">https://uk.rs-online.com/web/p/surface-mount-fixed-resistors/2230691/</text:a>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<text:a xlink:href="https://uk.rs-online.com/web/p/surface-mount-fixed-resistors/2230691/" xlink:type="simple">https://uk.rs-online.com/web/p/surface-mount-fixed-resistors/2230691/</text:a>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<text:a xlink:href="https://uk.rs-online.com/web/p/surface-mount-fixed-resistors/2230427/" xlink:type="simple">https://uk.rs-online.com/web/p/surface-mount-fixed-resistors/2230427/</text:a>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a xlink:href="https://uk.rs-online.com/web/p/surface-mount-fixed-resistors/2230152/" xlink:type="simple">https://uk.rs-online.com/web/p/surface-mount-fixed-resistors/2230152/</text:a>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surface-mount-fixed-resistors/2230821/" xlink:type="simple">https://uk.rs-online.com/web/p/surface-mount-fixed-resistors/2230821/</text:a>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<text:a xlink:href="https://uk.rs-online.com/web/p/surface-mount-fixed-resistors/2230691/" xlink:type="simple">https://uk.rs-online.com/web/p/surface-mount-fixed-resistors/2230691/</text:a>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<text:a xlink:href="https://uk.rs-online.com/web/p/surface-mount-fixed-resistors/2230691/" xlink:type="simple">https://uk.rs-online.com/web/p/surface-mount-fixed-resistors/2230691/</text:a>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a xlink:href="https://uk.rs-online.com/web/p/surface-mount-fixed-resistors/1251189/" xlink:type="simple">https://uk.rs-online.com/web/p/surface-mount-fixed-resistors/1251189/</text:a>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a xlink:href="https://uk.rs-online.com/web/p/surface-mount-fixed-resistors/1251189/" xlink:type="simple">https://uk.rs-online.com/web/p/surface-mount-fixed-resistors/1251189/</text:a></text:p>
          </table:table-cell>
          <table:table-cell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T6MV-103A2020- - <text:s/>Trimpot, Vertical Adj, Single Turn, Carbon, Top Adjust, 10 kohm, Through Hole, 1 Turns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a xlink:href="https://uk.farnell.com/amphenol-piher-sensorscontrols/pt6mv-103a2020/trimmer-10k-0-1w-1turn/dp/3128589" xlink:type="simple">https://uk.farnell.com/amphenol-piher-sensorscontrols/pt6mv-103a2020/trimmer-10k-0-1w-1turn/dp/3128589</text:a></text:p>
          </table:table-cell>
          <table:table-cell/>
        </table:table-row>
        <table:table-row table:style-name="ro1">
          <table:table-cell office:value-type="string" calcext:value-type="string">
            <text:p>RV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T6MV-103A2020- - <text:s/>Trimpot, Vertical Adj, Single Turn, Carbon, Top Adjust, 10 kohm, Through Hole, 1 Turns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a xlink:href="https://uk.farnell.com/amphenol-piher-sensorscontrols/pt6mv-103a2020/trimmer-10k-0-1w-1turn/dp/3128589" xlink:type="simple">https://uk.farnell.com/amphenol-piher-sensorscontrols/pt6mv-103a2020/trimmer-10k-0-1w-1turn/dp/3128589</text:a></text:p>
          </table:table-cell>
          <table:table-cell/>
        </table:table-row>
        <table:table-row table:style-name="ro1">
          <table:table-cell office:value-type="string" calcext:value-type="string">
            <text:p>RV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T6MV-103A2020- - <text:s/>Trimpot, Vertical Adj, Single Turn, Carbon, Top Adjust, 10 kohm, Through Hole, 1 Turns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a xlink:href="https://uk.farnell.com/amphenol-piher-sensorscontrols/pt6mv-103a2020/trimmer-10k-0-1w-1turn/dp/3128589" xlink:type="simple">https://uk.farnell.com/amphenol-piher-sensorscontrols/pt6mv-103a2020/trimmer-10k-0-1w-1turn/dp/3128589</text:a>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N74CBT3253</text:p>
          </table:table-cell>
          <table:table-cell office:value-type="string" calcext:value-type="string">
            <text:p>Package_SO:SOIC-16_3.9x9.9mm_P1.27mm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a xlink:href="https://uk.rs-online.com/web/p/products/8076086/" xlink:type="simple">https://uk.rs-online.com/web/p/products/8076086/</text:a>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M4562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<text:a xlink:href="https://uk.farnell.com/texas-instruments/lm4562ma-nopb/op-amp-audio-dual-hf-8-so-powerwise/dp/3004532?st=lm4562" xlink:type="simple">https://uk.farnell.com/texas-instruments/lm4562ma-nopb/op-amp-audio-dual-hf-8-so-powerwise/dp/3004532?st=lm4562</text:a>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M4562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<text:a xlink:href="https://uk.farnell.com/texas-instruments/lm4562ma-nopb/op-amp-audio-dual-hf-8-so-powerwise/dp/3004532?st=lm4562" xlink:type="simple">https://uk.farnell.com/texas-instruments/lm4562ma-nopb/op-amp-audio-dual-hf-8-so-powerwise/dp/3004532?st=lm4562</text:a>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M4562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<text:a xlink:href="https://uk.farnell.com/texas-instruments/lm4562ma-nopb/op-amp-audio-dual-hf-8-so-powerwise/dp/3004532?st=lm4562" xlink:type="simple">https://uk.farnell.com/texas-instruments/lm4562ma-nopb/op-amp-audio-dual-hf-8-so-powerwise/dp/3004532?st=lm4562</text:a>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<text:a xlink:href="https://uk.rs-online.com/web/p/products/5361366/" xlink:type="simple">https://uk.rs-online.com/web/p/products/5361366/</text:a>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CP6002-xSN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a xlink:href="https://uk.rs-online.com/web/p/op-amps/6283598/" xlink:type="simple">https://uk.rs-online.com/web/p/op-amps/6283598/</text:a></text:p>
          </table:table-cell>
          <table:table-cell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PCM1802</text:p>
          </table:table-cell>
          <table:table-cell office:value-type="string" calcext:value-type="string">
            <text:p>openxcvr:SSOP-20_5.3x7.2mm_P0.65mm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<text:a xlink:href="https://uk.rs-online.com/web/p/products/4619131/" xlink:type="simple">https://uk.rs-online.com/web/p/products/4619131/</text:a>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MAX_1000</text:p>
          </table:table-cell>
          <table:table-cell office:value-type="string" calcext:value-type="string">
            <text:p>openxcvr:max1000</text:p>
          </table:table-cell>
          <table:table-cell office:value-type="float" office:value="18.68" calcext:value-type="float">
            <text:p>18.68</text:p>
          </table:table-cell>
          <table:table-cell office:value-type="string" calcext:value-type="string">
            <text:p><text:a xlink:href="https://shop.trenz-electronic.de/en/TEI0001-03-08-C8-MAX1000-IoT-Maker-Board-8KLE-8-MByte-RAM" xlink:type="simple">https://shop.trenz-electronic.de/en/TEI0001-03-08-C8-MAX1000-IoT-Maker-Board-8KLE-8-MByte-RAM</text:a>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SN74CBT3253</text:p>
          </table:table-cell>
          <table:table-cell office:value-type="string" calcext:value-type="string">
            <text:p>Package_SO:SOIC-16_3.9x9.9mm_P1.27mm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a xlink:href="https://uk.rs-online.com/web/p/products/8076086/" xlink:type="simple">https://uk.rs-online.com/web/p/products/8076086/</text:a>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SN74CBT3253</text:p>
          </table:table-cell>
          <table:table-cell office:value-type="string" calcext:value-type="string">
            <text:p>Package_SO:SOIC-16_3.9x9.9mm_P1.27mm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a xlink:href="https://uk.rs-online.com/web/p/products/8076086/" xlink:type="simple">https://uk.rs-online.com/web/p/products/8076086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4LC256-I/SN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<text:a xlink:href="https://uk.rs-online.com/web/p/eeprom/0454331/" xlink:type="simple">https://uk.rs-online.com/web/p/eeprom/0454331/</text:a>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table:number-columns-repeated="6"/>
        </table:table-row>
        <table:table-row table:style-name="ro1">
          <table:table-cell/>
          <table:table-cell office:value-type="string" calcext:value-type="string">
            <text:p>DS1</text:p>
          </table:table-cell>
          <table:table-cell office:value-type="string" calcext:value-type="string">
            <text:p>Display:WC1602A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a xlink:href="https://www.rapidonline.com/winstar-wh1602b-yyh-jt-16x2-lcd-display-yellow-green-led-backlight-57-2226" xlink:type="simple">https://www.rapidonline.com/winstar-wh1602b-yyh-jt-16x2-lcd-display-yellow-green-led-backlight-57-2226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Connector_IDC:IDC-Header_2x10_P2.54mm_Vertic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3</text:p>
          </table:table-cell>
          <table:table-cell office:value-type="string" calcext:value-type="string">
            <text:p>openxcvr:jack3.5mm switched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<text:a xlink:href="https://uk.rs-online.com/web/p/jack-plugs/9131021/" xlink:type="simple">https://uk.rs-online.com/web/p/jack-plugs/9131021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4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5</text:p>
          </table:table-cell>
          <table:table-cell office:value-type="string" calcext:value-type="string">
            <text:p>openxcvr:jack3.5mm switched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<text:a xlink:href="https://uk.rs-online.com/web/p/jack-plugs/9131021/" xlink:type="simple">https://uk.rs-online.com/web/p/jack-plugs/9131021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6</text:p>
          </table:table-cell>
          <table:table-cell office:value-type="string" calcext:value-type="string">
            <text:p>openxcvr:jack3.5mm switched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<text:a xlink:href="https://uk.rs-online.com/web/p/jack-plugs/9131021/" xlink:type="simple">https://uk.rs-online.com/web/p/jack-plugs/9131021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7</text:p>
          </table:table-cell>
          <table:table-cell office:value-type="string" calcext:value-type="string">
            <text:p>Connector_PinHeader_2.54mm:PinHeader_1x03_P2.54mm_Vertic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a xlink:href="https://uk.rs-online.com/web/p/surface-mount-fixed-resistors/1251189/" xlink:type="simple">https://uk.rs-online.com/web/p/surface-mount-fixed-resistors/1251189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a xlink:href="https://uk.rs-online.com/web/p/surface-mount-fixed-resistors/1251189/" xlink:type="simple">https://uk.rs-online.com/web/p/surface-mount-fixed-resistors/1251189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a xlink:href="https://uk.rs-online.com/web/p/surface-mount-fixed-resistors/1251189/" xlink:type="simple">https://uk.rs-online.com/web/p/surface-mount-fixed-resistors/1251189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a xlink:href="https://uk.rs-online.com/web/p/surface-mount-fixed-resistors/1251189/" xlink:type="simple">https://uk.rs-online.com/web/p/surface-mount-fixed-resistors/1251189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a xlink:href="https://uk.rs-online.com/web/p/surface-mount-fixed-resistors/1251189/" xlink:type="simple">https://uk.rs-online.com/web/p/surface-mount-fixed-resistors/1251189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a xlink:href="https://uk.rs-online.com/web/p/surface-mount-fixed-resistors/1251189/" xlink:type="simple">https://uk.rs-online.com/web/p/surface-mount-fixed-resistors/1251189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a xlink:href="https://uk.rs-online.com/web/p/tactile-switches/3786476/" xlink:type="simple">https://uk.rs-online.com/web/p/tactile-switches/3786476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a xlink:href="https://uk.rs-online.com/web/p/tactile-switches/3786476/" xlink:type="simple">https://uk.rs-online.com/web/p/tactile-switches/3786476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3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a xlink:href="https://uk.rs-online.com/web/p/tactile-switches/3786476/" xlink:type="simple">https://uk.rs-online.com/web/p/tactile-switches/3786476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4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a xlink:href="https://uk.rs-online.com/web/p/tactile-switches/3786476/" xlink:type="simple">https://uk.rs-online.com/web/p/tactile-switches/3786476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5</text:p>
          </table:table-cell>
          <table:table-cell office:value-type="string" calcext:value-type="string">
            <text:p>Rotary_Encoder:RotaryEncoder_Alps_EC12E-Switch_Vertical_H20mm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<text:a xlink:href="https://uk.rs-online.com/web/p/mechanical-rotary-encoders/7295817/" xlink:type="simple">https://uk.rs-online.com/web/p/mechanical-rotary-encoders/7295817/</text:a>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37-2</text:p>
          </table:table-cell>
          <table:table-cell office:value-type="string" calcext:value-type="string">
            <text:p>3 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ebay.co.uk/i/362352102446?chn=ps&amp;norover=1&amp;mkevt=1&amp;mkrid=710-134428-41853-0&amp;mkcid=2&amp;itemid=362352102446&amp;targetid=855770227906&amp;device=c&amp;mktype=pla&amp;googleloc=9045569&amp;poi=&amp;campaignid=7643169300&amp;mkgroupid=91267744271&amp;rlsatarget=aud-629407025025:pla-855770227906&amp;abcId=1139576&amp;merchantid=101450394&amp;gclid=CjwKCAiA1fnxBRBBEiwAVUouUlxqIw4UHC4Gvp8_M_reKIp0dXQGRtPDT0asMdps1jvh_9K-xQrGwxoCsYEQAvD_BwE" xlink:type="simple">https://www.ebay.co.uk/i/362352102446?chn=ps&amp;norover=1&amp;mkevt=1&amp;mkrid=710-134428-41853-0&amp;mkcid=2&amp;itemid=362352102446&amp;targetid=855770227906&amp;device=c&amp;mktype=pla&amp;googleloc=9045569&amp;poi=&amp;campaignid=7643169300&amp;mkgroupid=91267744271&amp;rlsatarget=aud-629407025025:pla-855770227906&amp;abcId=1139576&amp;merchantid=101450394&amp;gclid=CjwKCAiA1fnxBRBBEiwAVUouUlxqIw4UHC4Gvp8_M_reKIp0dXQGRtPDT0asMdps1jvh_9K-xQrGwxoCsYEQAvD_BwE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37-6</text:p>
          </table:table-cell>
          <table:table-cell office:value-type="string" calcext:value-type="string">
            <text:p>9 off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<text:a xlink:href="https://www.ebay.co.uk/i/303268666707" xlink:type="simple">https://www.ebay.co.uk/i/303268666707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y e.g d2n or g5v</text:p>
          </table:table-cell>
          <table:table-cell office:value-type="string" calcext:value-type="string">
            <text:p>5 off</text:p>
          </table:table-cell>
          <table:table-cell table:formula="of:=1.48*4" office:value-type="float" office:value="5.92" calcext:value-type="float">
            <text:p>5.92</text:p>
          </table:table-cell>
          <table:table-cell office:value-type="string" calcext:value-type="string">
            <text:p><text:a xlink:href="https://uk.rs-online.com/web/p/non-latching-relays/1966260/" xlink:type="simple">https://uk.rs-online.com/web/p/non-latching-relays/1966260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S170</text:p>
          </table:table-cell>
          <table:table-cell office:value-type="string" calcext:value-type="string">
            <text:p>4 off</text:p>
          </table:table-cell>
          <table:table-cell office:value-type="string" calcext:value-type="string">
            <text:p>0.245 * 4</text:p>
          </table:table-cell>
          <table:table-cell office:value-type="string" calcext:value-type="string">
            <text:p><text:a xlink:href="https://uk.rs-online.com/web/p/mosfets/6714736/" xlink:type="simple">https://uk.rs-online.com/web/p/mosfets/6714736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N414w</text:p>
          </table:table-cell>
          <table:table-cell/>
          <table:table-cell office:value-type="string" calcext:value-type="string">
            <text:p>0.069 * 4</text:p>
          </table:table-cell>
          <table:table-cell office:value-type="string" calcext:value-type="string">
            <text:p><text:a xlink:href="https://uk.rs-online.com/web/p/switching-diodes/7003671/" xlink:type="simple">https://uk.rs-online.com/web/p/switching-diodes/7003671/</text:a>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3" office:value-type="string" calcext:value-type="string">
            <text:p>Excluding VAT</text:p>
          </table:table-cell>
          <table:table-cell table:style-name="ce4" office:value-type="string" calcext:value-type="string">
            <text:p>Including V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dio Board</text:p>
          </table:table-cell>
          <table:table-cell/>
          <table:table-cell table:formula="of:=SUM([.D66:.D127])" office:value-type="float" office:value="32.016" calcext:value-type="float">
            <text:p>32.016</text:p>
          </table:table-cell>
          <table:table-cell table:style-name="Default" table:formula="of:=[.D159]*1.2" office:value-type="float" office:value="38.4192" calcext:value-type="float">
            <text:p>38.41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 Board</text:p>
          </table:table-cell>
          <table:table-cell/>
          <table:table-cell table:formula="of:=SUM([.D130:.D148])" office:value-type="float" office:value="9.096" calcext:value-type="float">
            <text:p>9.096</text:p>
          </table:table-cell>
          <table:table-cell table:style-name="Default" table:formula="of:=[.D160]*1.2" office:value-type="float" office:value="10.9152" calcext:value-type="float">
            <text:p>10.91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ter Board</text:p>
          </table:table-cell>
          <table:table-cell/>
          <table:table-cell table:formula="of:=SUM([.D150:.D154])" office:value-type="float" office:value="13.87" calcext:value-type="float">
            <text:p>13.87</text:p>
          </table:table-cell>
          <table:table-cell table:style-name="Default" table:formula="of:=[.D161]*1.2" office:value-type="float" office:value="16.644" calcext:value-type="float">
            <text:p>16.6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W PA</text:p>
          </table:table-cell>
          <table:table-cell table:style-name="ce1" office:value-type="string" calcext:value-type="string">
            <text:p><text:a xlink:href="https://www.qrp-labs.com/linear.html" xlink:type="simple">https://www.qrp-labs.com/linear.html</text:a></text:p>
          </table:table-cell>
          <table:table-cell office:value-type="float" office:value="20.17" calcext:value-type="float">
            <text:p>20.17</text:p>
          </table:table-cell>
          <table:table-cell table:style-name="Default" table:formula="of:=[.D162]*1.2" office:value-type="float" office:value="24.204" calcext:value-type="float">
            <text:p>24.2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3" table:formula="of:=SUM([.D159:.D162])" office:value-type="float" office:value="75.152" calcext:value-type="float">
            <text:p>75.152</text:p>
          </table:table-cell>
          <table:table-cell table:style-name="Default" table:formula="of:=[.D163]*1.2" office:value-type="float" office:value="90.1824" calcext:value-type="float">
            <text:p>90.1824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 table:style-name="Default"/>
          <table:table-cell/>
        </table:table-row>
        <table:table-row table:style-name="ro1" table:number-rows-repeated="8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<text:a xlink:href="https://uk.rs-online.com/web/p/products/8076086/" xlink:type="simple">https://uk.rs-online.com/web/p/products/8076086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 style:data-style-name="N2" text:time-value="15:00:52.232903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9T21:23:29.830229068</dc:date>
    <meta:editing-duration>PT9H6M34S</meta:editing-duration>
    <meta:editing-cycles>5</meta:editing-cycles>
    <meta:generator>LibreOffice/6.0.7.3$Linux_X86_64 LibreOffice_project/00m0$Build-3</meta:generator>
    <meta:document-statistic meta:table-count="1" meta:cell-count="701" meta:object-count="0"/>
  </office:meta>
</office:document-meta>
</file>